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7" office:value-type="string" calcext:value-type="string">
            <text:p>https://www.genesis-mining.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7" office:value-type="string" calcext:value-type="string">
            <text:p>https://www.myetherwalle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7" office:value-type="string" calcext:value-type="string">
            <text:p>https://www.coinbas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2" office:value-type="string" calcext:value-type="string">
            <text:p>logger , logs , debug , crash</text:p>
          </table:table-cell>
          <table:table-cell table:style-name="ce37"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7" office:value-type="string" calcext:value-type="string">
            <text:p>https://kubernetes.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raefik</text:p>
          </table:table-cell>
          <table:table-cell table:style-name="ce19" office:value-type="string" calcext:value-type="string">
            <text:p>HTTP reverse proxy and load balancer made to deploy microservices</text:p>
          </table:table-cell>
          <table:table-cell table:style-name="ce19" office:value-type="string" calcext:value-type="string">
            <text:p>HTTP , reverse proxy , load balancer</text:p>
          </table:table-cell>
          <table:table-cell table:style-name="ce37" office:value-type="string" calcext:value-type="string">
            <text:p>https://traefik.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tcd</text:p>
          </table:table-cell>
          <table:table-cell table:style-name="ce19" office:value-type="string" calcext:value-type="string">
            <text:p>A distributed, reliable key-value store for the most critical data of a distributed system.</text:p>
          </table:table-cell>
          <table:table-cell table:style-name="ce19" office:value-type="string" calcext:value-type="string">
            <text:p>distributed system , data , key value store , storage</text:p>
          </table:table-cell>
          <table:table-cell table:style-name="ce37" office:value-type="string" calcext:value-type="string">
            <text:p>https://coreos.com/etc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cker</text:p>
          </table:table-cell>
          <table:table-cell table:style-name="ce19"/>
          <table:table-cell table:style-name="ce19" office:value-type="string" calcext:value-type="string">
            <text:p>container</text:p>
          </table:table-cell>
          <table:table-cell table:style-name="ce37" office:value-type="string" calcext:value-type="string">
            <text:p>https://www.docker.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Rancher</text:p>
          </table:table-cell>
          <table:table-cell table:style-name="ce19" office:value-type="string" calcext:value-type="string">
            <text:p>Simple, easy-to-use container management</text:p>
          </table:table-cell>
          <table:table-cell table:style-name="ce19" office:value-type="string" calcext:value-type="string">
            <text:p>container</text:p>
          </table:table-cell>
          <table:table-cell table:style-name="ce37" office:value-type="string" calcext:value-type="string">
            <text:p>http://rancher.com/</text:p>
          </table:table-cell>
          <table:table-cell table:style-name="ce20" table:number-columns-repeated="21"/>
          <table:table-cell table:number-columns-repeated="230"/>
        </table:table-row>
        <table:table-row table:style-name="ro3" table:number-rows-repeated="26">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inbase : pour bien débuter dans le monde des Bitcoin, Ethereum et Litcoin</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coinbase-pour-bien-d%C3%A9buter-dans-le-monde-des-bitcoin-ethereum-et-litcoin-76ae9cb1c30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 me lance dans le cloud-minage d’Ethereum (ETH)</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je-me-lance-dans-le-cloud-minage-dethereum-eth-d62d8d6aaab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 Introduction to Icon Animation Techniques</text:p>
          </table:table-cell>
          <table:table-cell table:style-name="ce22"/>
          <table:table-cell table:style-name="ce22" office:value-type="string" calcext:value-type="string">
            <text:p>UI , icons , animations</text:p>
          </table:table-cell>
          <table:table-cell table:style-name="ce58" office:value-type="string" calcext:value-type="string">
            <text:p>http://www.androiddesignpatterns.com/2016/11/introduction-to-icon-animation-techniqu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 Enhancing your logging experience</text:p>
          </table:table-cell>
          <table:table-cell table:style-name="ce22"/>
          <table:table-cell table:style-name="ce22" office:value-type="string" calcext:value-type="string">
            <text:p>logger , logs , debug , crash</text:p>
          </table:table-cell>
          <table:table-cell table:style-name="ce58" office:value-type="string" calcext:value-type="string">
            <text:p>https://medium.com/@caueferreira/timber-enhancing-your-logging-experience-330e8af9734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mon Design Patterns for Android </text:p>
          </table:table-cell>
          <table:table-cell table:style-name="ce22"/>
          <table:table-cell table:style-name="ce22" office:value-type="string" calcext:value-type="string">
            <text:p>Android , pattern , design patterns , conception</text:p>
          </table:table-cell>
          <table:table-cell table:style-name="ce58" office:value-type="string" calcext:value-type="string">
            <text:p>https://www.raywenderlich.com/109843/common-design-patterns-for-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Write Exciting Conference Proposals</text:p>
          </table:table-cell>
          <table:table-cell table:style-name="ce22"/>
          <table:table-cell table:style-name="ce22" office:value-type="string" calcext:value-type="string">
            <text:p>keynotes , conference , proposals , CFP , talk</text:p>
          </table:table-cell>
          <table:table-cell table:style-name="ce58" office:value-type="string" calcext:value-type="string">
            <text:p>https://www.xaprb.com/blog/how-to-write-exciting-conference-proposals/</text:p>
          </table:table-cell>
          <table:table-cell table:style-name="ce20" table:number-columns-repeated="21"/>
          <table:table-cell table:number-columns-repeated="230"/>
        </table:table-row>
        <table:table-row table:style-name="ro3" table:number-rows-repeated="66">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2">00/00/0000</text:date>, <text:time style:data-style-name="N2" text:time-value="18:23:23.11928430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2T18:26:46.890742709</dc:date>
    <meta:editing-duration>P1DT7H15M24S</meta:editing-duration>
    <meta:editing-cycles>417</meta:editing-cycles>
    <meta:generator>LibreOffice/5.1.6.2$Linux_X86_64 LibreOffice_project/10m0$Build-2</meta:generator>
    <meta:document-statistic meta:table-count="4" meta:cell-count="8988" meta:object-count="0"/>
  </office:meta>
</office:document-meta>
</file>